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A000003472D8CC9BE8ED875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4075in" draw:z-index="0"><draw:image xlink:href="Pictures/10000000000004FA000003472D8CC9BE8ED875E4.png" xlink:type="simple" xlink:show="embed" xlink:actuate="onLoad" loext:mime-type="image/png"/></draw:frame>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42:44.227259285</meta:creation-date>
    <dc:date>2023-03-13T17:42:05.058871398</dc:date>
    <meta:editing-duration>PT6H49M10S</meta:editing-duration>
    <meta:editing-cycles>1</meta:editing-cycles>
    <meta:document-statistic meta:table-count="0" meta:image-count="1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